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Heading_20_4">
      <style:text-properties fo:language="en" fo:country="US"/>
    </style:style>
    <style:style style:name="P7" style:family="paragraph" style:parent-style-name="Heading_20_2">
      <style:text-properties fo:language="en" fo:country="US"/>
    </style:style>
    <style:style style:name="P8" style:family="paragraph" style:parent-style-name="Heading_20_2">
      <style:text-properties fo:language="en" fo:country="US" style:language-asian="en" style:country-asian="US" style:language-complex="en" style:country-complex="US"/>
    </style:style>
    <style:style style:name="P9" style:family="paragraph" style:parent-style-name="Heading_20_1">
      <style:text-properties fo:language="en" fo:country="US"/>
    </style:style>
    <style:style style:name="P10" style:family="paragraph" style:parent-style-name="Heading_20_3">
      <style:text-properties fo:language="en" fo:country="US"/>
    </style:style>
    <style:style style:name="P11" style:family="paragraph" style:parent-style-name="Preformatted_20_Text">
      <style:text-properties fo:language="en" fo:country="US"/>
    </style:style>
    <style:style style:name="P12" style:family="paragraph" style:parent-style-name="Preformatted_20_Text">
      <style:paragraph-properties fo:margin-top="0cm" fo:margin-bottom="0.499cm" style:contextual-spacing="false"/>
    </style:style>
    <style:style style:name="P13" style:family="paragraph" style:parent-style-name="Preformatted_20_Text">
      <style:paragraph-properties fo:margin-top="0cm" fo:margin-bottom="0.499cm" style:contextual-spacing="false"/>
      <style:text-properties fo:language="en" fo:country="US"/>
    </style:style>
    <style:style style:name="T1" style:family="text">
      <style:text-properties fo:language="en" fo:country="US"/>
    </style:style>
    <style:style style:name="T2" style:family="text">
      <style:text-properties fo:language="en" fo:country="US" style:language-asian="en" style:country-asian="US" style:language-complex="en" style:country-complex="US"/>
    </style:style>
    <style:style style:name="T3"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 text:name="firstHeading"/>GPIO</text:h>
      <text:section text:style-name="Sect1" text:name="bodyContent">
        <text:p text:style-name="Text_20_body"/>
        <text:section text:style-name="Sect1" text:name="contentSub">
          <text:p text:style-name="Text_20_body"/>
        </text:section>
        <text:section text:style-name="Sect2" text:name="mw-content-text">
          <text:p text:style-name="P1">General Purpose Input or Output: a generic I/O line on a SoC is often referred to as a GPIO. By definition a GPIO is a line that can be used as an input or output. In some cases vendors will to a signal that support external interrupts as a GPIO line as well. </text:p>
          <text:section text:style-name="Sect1" text:name="toc">
            <text:p text:style-name="Text_20_body"/>
            <text:section text:style-name="Sect1" text:name="toctitle">
              <text:h text:style-name="Heading_20_2" text:outline-level="2">Contents</text:h>
            </text:section>
            <text:list xml:id="list1862410196491268621" text:style-name="L1">
              <text:list-item>
                <text:p text:style-name="P4"><text:a xlink:type="simple" xlink:href="http://elinux.org/GPIO#References">1 References</text:a><text:span text:style-name="T2"> </text:span></text:p>
              </text:list-item>
              <text:list-item>
                <text:p text:style-name="P4"><text:a xlink:type="simple" xlink:href="http://elinux.org/GPIO#Application_space_GPIO_support">2 Application space GPIO support</text:a><text:span text:style-name="T1"> </text:span></text:p>
                <text:list>
                  <text:list-item>
                    <text:p text:style-name="P4"><text:a xlink:type="simple" xlink:href="http://elinux.org/GPIO#Configure_the_kernel_for_GPIO_support_in_sysfs">2.1 Configure the kernel for GPIO support in sysfs</text:a><text:span text:style-name="T1"> </text:span></text:p>
                  </text:list-item>
                  <text:list-item>
                    <text:p text:style-name="P4"><text:a xlink:type="simple" xlink:href="http://elinux.org/GPIO#Enable_GPIO_from_application_space">2.2 Enable GPIO from application space</text:a><text:span text:style-name="T1"> </text:span></text:p>
                  </text:list-item>
                  <text:list-item>
                    <text:p text:style-name="P4"><text:a xlink:type="simple" xlink:href="http://elinux.org/GPIO#GPIO_interrupts_from_user_space">2.3 GPIO interrupts from user space</text:a><text:span text:style-name="T1"> </text:span></text:p>
                    <text:list>
                      <text:list-item>
                        <text:p text:style-name="P4"><text:a xlink:type="simple" xlink:href="http://elinux.org/GPIO#LeopardBoard_365_GPIO_0_connection">2.3.1 LeopardBoard 365 GPIO 0 connection</text:a><text:span text:style-name="T1"> </text:span></text:p>
                      </text:list-item>
                      <text:list-item>
                        <text:p text:style-name="P4"><text:a xlink:type="simple" xlink:href="http://elinux.org/GPIO#Using_poll.28.29_to_monitor_for_GPIO_0_change">2.3.2 Using poll() to monitor for GPIO 0 change</text:a><text:span text:style-name="T1"> </text:span></text:p>
                      </text:list-item>
                    </text:list>
                  </text:list-item>
                </text:list>
              </text:list-item>
              <text:list-item>
                <text:p text:style-name="P2"><text:a xlink:type="simple" xlink:href="http://elinux.org/GPIO#Viewing_GPIO_Configuration">3 Viewing GPIO Configuration</text:a><text:span text:style-name="T1"> </text:span></text:p>
              </text:list-item>
            </text:list>
          </text:section>
          <text:h text:style-name="P8" text:outline-level="2"><text:bookmark text:name="References"/>References</text:h>
          <text:list xml:id="list2691585689120696949" text:style-name="L2">
            <text:list-item>
              <text:p text:style-name="P5"><text:a xlink:type="simple" xlink:href="http://en.wikipedia.org/wiki/General_Purpose_Input/Output">http://en.wikipedia.org/wiki/General_Purpose_Input/Output</text:a><text:span text:style-name="T1"> </text:span></text:p>
            </text:list-item>
            <text:list-item>
              <text:p text:style-name="P5"><text:a xlink:type="simple" xlink:href="http://www.avrfreaks.net/wiki/index.php/Documentation:Linux/GPIO">http://www.avrfreaks.net/wiki/index.php/Documentation:Linux/GPIO</text:a><text:span text:style-name="T1"> </text:span></text:p>
            </text:list-item>
            <text:list-item>
              <text:p text:style-name="P5"><text:a xlink:type="simple" xlink:href="http://bec-systems.com/site/281/how-to-implement-an-interrupt-driven-gpio-input-in-linux">http://bec-systems.com/site/281/how-to-implement-an-interrupt-driven-gpio-input-in-linux</text:a><text:span text:style-name="T1"> </text:span></text:p>
            </text:list-item>
            <text:list-item>
              <text:p text:style-name="P5"><text:a xlink:type="simple" xlink:href="http://www.spinics.net/lists/linux-newbie/msg01028.html">http://www.spinics.net/lists/linux-newbie/msg01028.html</text:a><text:span text:style-name="T1"> </text:span></text:p>
            </text:list-item>
            <text:list-item>
              <text:p text:style-name="P3"><text:a xlink:type="simple" xlink:href="http://docs.blackfin.uclinux.org/doku.php?id=linux-kernel:drivers:gpio-sysfs"><text:span text:style-name="T1">http://docs.blackfin.uclinux.org/doku.php?id=linux-kernel:drivers:gpio-sysfs</text:span></text:a></text:p>
            </text:list-item>
          </text:list>
          <text:h text:style-name="P7" text:outline-level="2"><text:bookmark text:name="Application_space_GPIO_support"/>Application space GPIO support</text:h>
          <text:p text:style-name="P1">Linux GPIO support includes the ability to export GPIO control and status for use with applications using sysfs. No other driver can be using the GPIO of interest. Simple tools like <text:span text:style-name="T3">cat</text:span> and <text:span text:style-name="T3">echo</text:span> can be used to quickly read the current value of a GPIO input or to set the level of a GPIO output. </text:p>
          <text:h text:style-name="P10" text:outline-level="3"><text:bookmark text:name="Configure_the_kernel_for_GPIO_support_in_sysfs"/>Configure the kernel for GPIO support in sysfs</text:h>
          <text:p text:style-name="P1">You likely need to enable GPIO support in sysfs before GPIOs are accessible from application space. </text:p>
          <text:p text:style-name="P11">Symbol: GPIO_SYSFS [=y]</text:p>
          <text:p text:style-name="Preformatted_20_Text"><text:s text:c="2"/><text:span text:style-name="T1">Prompt: /sys/class/gpio/... (sysfs interface)</text:span></text:p>
          <text:p text:style-name="Preformatted_20_Text"><text:s text:c="4"/><text:span text:style-name="T1">Defined at drivers/gpio/Kconfig:51</text:span></text:p>
          <text:p text:style-name="Preformatted_20_Text"><text:s text:c="4"/><text:span text:style-name="T1">Depends on: GPIOLIB &amp;&amp; SYSFS &amp;&amp; EXPERIMENTAL</text:span></text:p>
          <text:p text:style-name="Preformatted_20_Text"><text:s text:c="5"/><text:span text:style-name="T1">Location:</text:span></text:p>
          <text:p text:style-name="Preformatted_20_Text"><text:s text:c="6"/><text:span text:style-name="T1">-&gt; Kernel configuration</text:span></text:p>
          <text:p text:style-name="Preformatted_20_Text"><text:soft-page-break/><text:s text:c="8"/><text:span text:style-name="T1">-&gt; Device Drivers</text:span></text:p>
          <text:p text:style-name="Preformatted_20_Text"><text:s text:c="9"/><text:span text:style-name="T1">-&gt; GPIO Support (GPIOLIB [=y])</text:span></text:p>
          <text:p text:style-name="P12"><text:s/></text:p>
          <text:h text:style-name="P10" text:outline-level="3"><text:bookmark text:name="Enable_GPIO_from_application_space"/>Enable GPIO from application space</text:h>
          <text:p text:style-name="P1">In this example, GPIO 22 is make available (exported) to application space. </text:p>
          <text:p text:style-name="P11">GPIO=22</text:p>
          <text:p text:style-name="Preformatted_20_Text"/>
          <text:p text:style-name="P11">cd /sys/class/gpio</text:p>
          <text:p text:style-name="P11">ls</text:p>
          <text:p text:style-name="P11">echo $GPIO &gt; export</text:p>
          <text:p text:style-name="P13">ls</text:p>
          <text:p text:style-name="P1">Notice on the first <text:span text:style-name="T3">ls</text:span> that <text:span text:style-name="T3">gpio22</text:span> doesn't exist, but does after you export GPIO 22 to user space. </text:p>
          <text:p text:style-name="P11">cd /sys/class/gpio/gpio$GPIO</text:p>
          <text:p text:style-name="P13">ls</text:p>
          <text:p text:style-name="P1">There are files to set the direction and retrieve the current value. </text:p>
          <text:p text:style-name="P11">echo "in" &gt; direction</text:p>
          <text:p text:style-name="P13">cat value</text:p>
          <text:p text:style-name="P1">You can configure the GPIO for output and set the value as well. </text:p>
          <text:p text:style-name="Text_20_body"/>
          <text:p text:style-name="P11">echo "out" &gt; direction</text:p>
          <text:p text:style-name="P13">echo 1 &gt; value</text:p>
          <text:h text:style-name="P10" text:outline-level="3"><text:bookmark text:name="GPIO_interrupts_from_user_space"/>GPIO interrupts from user space</text:h>
          <text:p text:style-name="P1">The following example uses LeopardBoard 365. </text:p>
          <text:h text:style-name="P6" text:outline-level="4"><text:bookmark text:name="LeopardBoard_365_GPIO_0_connection"/>LeopardBoard 365 GPIO 0 connection</text:h>
          <text:p text:style-name="P1">On the LeopardBoard 365, the only GPIO I could find that was usable for interrupt input is GPIO0, also called CMOS_TRIGGER in the schematics. In looking at the schematics resistor R12 is not loaded and one of the pads connects to CMOS_TRIGGER. This R12 pad is the one closest to R11. If you hold the LeopardBoard 365 with the SD card slot facing you and rotate the board until the SD card slot is on the bottom edge, the the R12 pads are to the right of J6 and to the left of the SD card slot upper left corner. </text:p>
          <text:h text:style-name="P6" text:outline-level="4"><text:bookmark text:name="Using_poll.28.29_to_monitor_for_GPIO_0_change"/>Using poll() to monitor for GPIO 0 change</text:h>
          <text:p text:style-name="P1">The gpio-int-test.c program shows one way of using the sysfs file /sys/class/gpio/gpio0/value to block program execution using poll() until the input level on GPIO0 changes. The tricky part was figuring out to use POLLPRI instead of POLLIN as the event to monitor. You must have GPIO support in sysfs for this program to work (or you will not see the /sys/class/gpio directory). </text:p>
          <text:p text:style-name="Text_20_body"><text:span text:style-name="T1"><text:line-break/>The </text:span><text:a xlink:type="simple" xlink:href="https://www.ridgerun.com/developer/wiki/index.php/Gpio-int-test.c">gpio-int-test.c</text:a><text:span text:style-name="T1"> program uses poll() to wake up every 3 seconds (using poll() timeout mechanism) at which time it prints a period. The poll() function is also watching for input from </text:span><text:soft-page-break/><text:span text:style-name="T1">stdin and for an interrupt from GPIO 0. </text:span></text:p>
          <text:p text:style-name="P1">Here is an example output. I started gpio-int to watch GPIO 0. I waited around 12 seconds (4 timeout periods), then pressed the letter 'a' twice followed by enter key. Then I shorted the haywire to 3.3V that is accessible on pin 5 on the JTAG connector. JTAG pin 5 is across from the JTAG missing pin). I exited the program using cntl-C. </text:p>
          <text:p text:style-name="P11">/root # gpio-int 0 </text:p>
          <text:p text:style-name="Preformatted_20_Text"/>
          <text:p text:style-name="P11">....aa</text:p>
          <text:p text:style-name="Preformatted_20_Text"/>
          <text:p text:style-name="P11">poll() stdin read 0xA61</text:p>
          <text:p text:style-name="Preformatted_20_Text"/>
          <text:p text:style-name="P11">poll() stdin read 0xA61</text:p>
          <text:p text:style-name="Preformatted_20_Text"/>
          <text:p text:style-name="P11">poll() stdin read 0xA0A</text:p>
          <text:p text:style-name="P11">..</text:p>
          <text:p text:style-name="P11">poll() GPIO 0 interrupt occurred (len 0)</text:p>
          <text:p text:style-name="Preformatted_20_Text"/>
          <text:p text:style-name="P11">poll() GPIO 0 interrupt occurred (len 0)</text:p>
          <text:p text:style-name="Preformatted_20_Text"/>
          <text:p text:style-name="P11">poll() GPIO 0 interrupt occurred (len 0)</text:p>
          <text:p text:style-name="Preformatted_20_Text"/>
          <text:p text:style-name="P11">poll() GPIO 0 interrupt occurred (len 0)</text:p>
          <text:p text:style-name="P13">..^C</text:p>
          <text:h text:style-name="P7" text:outline-level="2"><text:bookmark text:name="Viewing_GPIO_Configuration"/>Viewing GPIO Configuration</text:h>
          <text:p text:style-name="Text_20_body"><text:span text:style-name="T1">For some SoCs (like TI's DM365) you can use </text:span><text:a xlink:type="simple" xlink:href="http://lwn.net/Articles/334546/">debugfs</text:a><text:span text:style-name="T1"> to view the current GPIO configuration. You may also be able to use debugfs to see if the GPIO pin is multiplex as a GPIO or is dedicated to some other function. </text:span></text:p>
          <text:p text:style-name="P1">Configure the kernel to enable debugfs: </text:p>
          <text:p text:style-name="P11">Symbol: DEBUG_FS [=y]</text:p>
          <text:p text:style-name="Preformatted_20_Text"><text:s text:c="3"/><text:span text:style-name="T1">Prompt: Debug Filesystem</text:span></text:p>
          <text:p text:style-name="Preformatted_20_Text"><text:s text:c="5"/><text:span text:style-name="T1">Defined at lib/Kconfig.debug:77</text:span></text:p>
          <text:p text:style-name="Preformatted_20_Text"><text:s text:c="5"/><text:span text:style-name="T1">Depends on: SYSFS <text:s text:c="4"/></text:span></text:p>
          <text:p text:style-name="Preformatted_20_Text"><text:s text:c="5"/><text:span text:style-name="T1">Location:</text:span></text:p>
          <text:p text:style-name="Preformatted_20_Text"><text:s text:c="7"/><text:span text:style-name="T1">-&gt; Kernel configuration</text:span></text:p>
          <text:p text:style-name="P12"><text:s text:c="9"/><text:span text:style-name="T1">-&gt; Kernel hacking <text:s text:c="8"/></text:span></text:p>
          <text:p text:style-name="P1">Boot the target hardware and mount debugfs: </text:p>
          <text:p text:style-name="P13">mount -t debugfs none /sys/kernel/debug</text:p>
          <text:p text:style-name="P1">Dump the GPIO configuration. </text:p>
          <text:p text:style-name="P13">cat /sys/kernel/debug/gpio</text:p>
          <text:p text:style-name="P1">Dump the pin multiplexing configuration. </text:p>
          <text:p text:style-name="Text_20_body"/>
          <text:p text:style-name="P13">cat /sys/kernel/debug/omap_mux/board </text:p>
          <text:p text:style-name="P1">An example output is: </text:p>
          <text:p text:style-name="P11"><text:soft-page-break/>/ # mount -t debugfs none /sys/kernel/debug</text:p>
          <text:p text:style-name="P11">/ # cat /sys/kernel/debug/gpio</text:p>
          <text:p text:style-name="P11">GPIOs 0-31, DaVinci:</text:p>
          <text:p text:style-name="Preformatted_20_Text"><text:s/><text:span text:style-name="T1">gpio-22 <text:s/>(sysfs <text:s text:c="14"/>) in <text:s/>lo</text:span></text:p>
          <text:p text:style-name="Preformatted_20_Text"><text:s/><text:span text:style-name="T1">gpio-23 <text:s/>(sysfs <text:s text:c="14"/>) in <text:s/>lo</text:span></text:p>
          <text:p text:style-name="Preformatted_20_Text"><text:s/><text:span text:style-name="T1">gpio-24 <text:s/>(sysfs <text:s text:c="14"/>) in <text:s/>lo</text:span></text:p>
          <text:p text:style-name="Preformatted_20_Text"><text:s/><text:span text:style-name="T1">gpio-25 <text:s/>(sysfs <text:s text:c="14"/>) in <text:s/>lo</text:span></text:p>
          <text:p text:style-name="Preformatted_20_Text"/>
          <text:p text:style-name="P11">GPIOs 32-63, DaVinci:</text:p>
          <text:p text:style-name="Preformatted_20_Text"><text:s/><text:span text:style-name="T1">gpio-57 <text:s/>(sysfs <text:s text:c="14"/>) out lo</text:span></text:p>
          <text:p text:style-name="Preformatted_20_Text"/>
          <text:p text:style-name="P11">GPIOs 64-95, DaVinci:</text:p>
          <text:p text:style-name="Preformatted_20_Text"><text:s/><text:span text:style-name="T1">gpio-66 <text:s/>(usb <text:s text:c="16"/>) out lo</text:span></text:p>
          <text:p text:style-name="Preformatted_20_Text"/>
          <text:p text:style-name="P13">GPIOs 96-103, DaVinci:</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8:37:39.900001120</meta:creation-date>
    <dc:date>2015-01-07T18:38:01.950965033</dc:date>
    <meta:editing-duration>P0D</meta:editing-duration>
    <meta:editing-cycles>1</meta:editing-cycles>
    <meta:document-statistic meta:table-count="0" meta:image-count="0" meta:object-count="0" meta:page-count="4" meta:paragraph-count="94" meta:word-count="808" meta:character-count="5117" meta:non-whitespace-character-count="4193"/>
    <meta:generator>LibreOffice/4.2.7.2$Linux_X86_64 LibreOffice_project/420m0$Build-2</meta:generator>
  </office:meta>
</office:document-meta>
</file>